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4-08-27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4-07-2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4-06-0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4-04-30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4-02-0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3-12-0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3-10-23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3-08-2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3-07-1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3-05-01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3-02-22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2-12-14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2-10-25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2-08-1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2-06-2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2-05-10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2-02-2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1-11-2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1-09-1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1-08-2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1-07-23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1-07-07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1-06-2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1-04-13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1-02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0-12-23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0-10-28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0-09-0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0-06-18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0-04-2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20-02-18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9-12-12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9-10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9-08-16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9-06-2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9-04-02 1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9-02-0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8-12-14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8-10-1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8-08-2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8-06-05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8-05-17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8-02-0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7-11-1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7-08-24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7-07-24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7-06-0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7-04-20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7-02-21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7-01-10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6-11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224065430300</text:p>
          </table:table-cell>
          <table:table-cell office:value-type="string" calcext:value-type="string">
            <text:p>2016-11-15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